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list-style-name="WWNum4">
      <style:paragraph-properties fo:margin-left="1in" fo:margin-right="0in" fo:margin-top="0in" fo:margin-bottom="0in" loext:contextual-spacing="false" fo:text-indent="-0.25in" style:auto-text-indent="false"/>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4" style:family="paragraph" style:parent-style-name="Standard">
      <style:paragraph-properties fo:break-before="auto" fo:break-after="auto"/>
    </style:style>
    <style:style style:name="P15" style:family="paragraph" style:parent-style-name="Heading_20_1" style:list-style-name="WWNum1"/>
    <style:style style:name="P16" style:family="paragraph" style:parent-style-name="Heading_20_1" style:list-style-name="WWNum1">
      <style:paragraph-properties fo:margin-top="0.0398in" fo:margin-bottom="0in" loext:contextual-spacing="false"/>
    </style:style>
    <style:style style:name="P17" style:family="paragraph" style:parent-style-name="Heading_20_1" style:list-style-name="WWNum1">
      <style:paragraph-properties fo:margin-top="0in" fo:margin-bottom="0in" loext:contextual-spacing="false"/>
    </style:style>
    <style:style style:name="P18" style:family="paragraph" style:parent-style-name="Heading_20_1" style:list-style-name="WWNum1">
      <style:paragraph-properties fo:margin-top="0in" fo:margin-bottom="0.0429in" loext:contextual-spacing="false"/>
    </style:style>
    <style:style style:name="P1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aczyuw2yex2w"/><text:span text:style-name="T1">Sistemas Informáticos (Computer Systems)</text:span><text:span text:style-name="T2"><text:line-break/></text:span><text:span text:style-name="T3">Unit 02. Study guide</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3.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2</text:span></text:p>
      <text:p text:style-name="P5"/>
      <text:p text:style-name="P4"><text:span text:style-name="T6">UD02. Information representation</text:span></text:p>
      <text:list xml:id="list3545462853" text:style-name="WWNum1">
        <text:list-item>
          <text:p text:style-name="P15"><text:bookmark text:name="_dbh0n1vac4c8"/>Dates</text:p>
        </text:list-item>
      </text:list>
      <text:p text:style-name="Standard">From 03/10/2022 to 16/10/2022. The length of the unit is 2 weeks (16 hours).</text:p>
      <text:list xml:id="list50316939246672" text:continue-numbering="true" text:style-name="WWNum1">
        <text:list-item>
          <text:p text:style-name="P16"><text:bookmark text:name="_35ynxtfrmuvw"/>Previous knowledge</text:p>
        </text:list-item>
      </text:list>
      <text:list xml:id="list2061344799" text:style-name="WWNum2">
        <text:list-item>
          <text:p text:style-name="P6">How to perform basic mathematical operations.</text:p>
        </text:list-item>
        <text:list-item>
          <text:p text:style-name="P6">How to convert between two general units.</text:p>
        </text:list-item>
      </text:list>
      <text:list xml:id="list50318119817010" text:continue-list="list50316939246672" text:style-name="WWNum1">
        <text:list-item>
          <text:p text:style-name="P17"><text:bookmark text:name="_1w7nzw2o20ar"/><text:s/>Objectives</text:p>
        </text:list-item>
      </text:list>
      <text:list xml:id="list1380252676" text:style-name="WWNum4">
        <text:list-item>
          <text:p text:style-name="P7">To learn how the computer systems manage information.</text:p>
        </text:list-item>
        <text:list-item>
          <text:p text:style-name="P7">To learn how to convert from decimal to binary, octal and hex.</text:p>
        </text:list-item>
        <text:list-item>
          <text:p text:style-name="P7">To learn how to convert from binary, decimal, octal and hex.</text:p>
        </text:list-item>
        <text:list-item>
          <text:p text:style-name="P7">To learn how to convert between octal and hex.</text:p>
        </text:list-item>
        <text:list-item>
          <text:p text:style-name="P7">To learn how to perform basic mathematical operations in binary code: addition, subtraction, multiplication.</text:p>
          <text:list>
            <text:list-item>
              <text:p text:style-name="P9">The division is not in the scope of the objectives.</text:p>
            </text:list-item>
          </text:list>
        </text:list-item>
        <text:list-item>
          <text:p text:style-name="P7"><text:soft-page-break/>To learn how to perform logical operations.</text:p>
        </text:list-item>
        <text:list-item>
          <text:p text:style-name="P7">To learn how to represent negative numbers in binary code.</text:p>
        </text:list-item>
        <text:list-item>
          <text:p text:style-name="P7">To learn how to represent real numbers in binary code.</text:p>
        </text:list-item>
        <text:list-item>
          <text:p text:style-name="P7">To know how to represent alphabetic characters in binary code.</text:p>
        </text:list-item>
        <text:list-item>
          <text:p text:style-name="P7">To know the information units.</text:p>
        </text:list-item>
        <text:list-item>
          <text:p text:style-name="P7">To learn how to change information units.</text:p>
        </text:list-item>
      </text:list>
      <text:list xml:id="list50316798492345" text:continue-list="list50318119817010" text:style-name="WWNum1">
        <text:list-item>
          <text:p text:style-name="P17"><text:bookmark text:name="_u76wnfr4jev9"/>Contents</text:p>
        </text:list-item>
      </text:list>
      <text:list xml:id="list2435531784" text:style-name="WWNum3">
        <text:list-item>
          <text:p text:style-name="P8">Numeral systems</text:p>
        </text:list-item>
        <text:list-item>
          <text:p text:style-name="P8">Binary code</text:p>
        </text:list-item>
        <text:list-item>
          <text:p text:style-name="P8">Operations with binary numbers</text:p>
        </text:list-item>
        <text:list-item>
          <text:p text:style-name="P8">Negative numbers</text:p>
        </text:list-item>
        <text:list-item>
          <text:p text:style-name="P8">Real numbers</text:p>
        </text:list-item>
        <text:list-item>
          <text:p text:style-name="P8">Boolean algebra</text:p>
        </text:list-item>
        <text:list-item>
          <text:p text:style-name="P8">Octal</text:p>
        </text:list-item>
        <text:list-item>
          <text:p text:style-name="P8">Hexadecimal</text:p>
        </text:list-item>
        <text:list-item>
          <text:p text:style-name="P8">Alphanumeric Representation</text:p>
        </text:list-item>
        <text:list-item>
          <text:p text:style-name="P8">Numeric and alphanumeric data</text:p>
        </text:list-item>
        <text:list-item>
          <text:p text:style-name="P8">Internal representation</text:p>
        </text:list-item>
        <text:list-item>
          <text:p text:style-name="P8">Unit system</text:p>
        </text:list-item>
      </text:list>
      <text:list xml:id="list50318318460799" text:continue-list="list50316798492345" text:style-name="WWNum1">
        <text:list-item>
          <text:p text:style-name="P18"><text:bookmark text:name="_a1okclatiswm"/>Activities</text:p>
        </text:list-item>
      </text:list>
      <text:p text:style-name="Standard">It is very important to read the notes and perform the exercises. These exercises are not part of assessment, but note that it is very common to have several questions from this unit in the exam.</text:p>
      <text:list xml:id="list50316878156928" text:continue-numbering="true" text:style-name="WWNum1">
        <text:list-item>
          <text:p text:style-name="P15"><text:bookmark text:name="_7kljffjw728v"/>Recommendations</text:p>
        </text:list-item>
      </text:list>
      <text:p text:style-name="Standard">It is very important to go to the TC with the main concepts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D02. Information representation</text:span></text:p>
      </style:header>
      <style:footer>
        <text:p text:style-name="MP4"><text:span text:style-name="MT1">CFGS DAM/DAW<text:tab/><text:tab/>UD02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42" meta:word-count="285" meta:character-count="1641" meta:non-whitespace-character-count="1426"/>
    <meta:generator>LibreOfficeDev/6.0.5.2$Linux_X86_64 LibreOffice_project/</meta:generator>
  </office:meta>
</office:document-meta>
</file>